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476cm" fo:orphans="2" fo:widows="2" fo:text-indent="0cm" style:auto-text-indent="false" fo:padding="0cm" fo:border="none"/>
      <style:text-properties fo:font-variant="normal" fo:text-transform="none" fo:color="#000000" style:font-name="Georgia" fo:font-size="10.5pt" fo:letter-spacing="normal" fo:font-style="normal" fo:font-weight="normal"/>
    </style:style>
    <style:style style:name="P2" style:family="paragraph" style:parent-style-name="Text_20_body">
      <style:paragraph-properties fo:margin-left="0cm" fo:margin-right="0cm" fo:margin-top="0cm" fo:margin-bottom="0cm" style:line-height-at-least="0.476cm" fo:orphans="2" fo:widows="2" fo:text-indent="0cm" style:auto-text-indent="false" fo:padding="0cm" fo:border="none"/>
      <style:text-properties fo:font-variant="normal" fo:text-transform="none" fo:color="#000000" style:font-name="Georgia" fo:font-size="9pt" fo:letter-spacing="normal" fo:font-style="normal" fo:font-weight="normal" fo:background-color="transparent"/>
    </style:style>
    <style:style style:name="P3" style:family="paragraph" style:parent-style-name="Text_20_body">
      <style:paragraph-properties fo:margin-left="0cm" fo:margin-right="0cm" fo:margin-top="0cm" fo:margin-bottom="0cm" style:line-height-at-least="0.476cm" fo:orphans="2" fo:widows="2" fo:text-indent="0cm" style:auto-text-indent="false" fo:padding="0cm" fo:border="none"/>
      <style:text-properties fo:font-variant="normal" fo:text-transform="none" fo:color="#000000" style:font-name="Georgia" fo:font-size="9pt" fo:letter-spacing="normal" fo:font-style="normal" fo:font-weight="normal"/>
    </style:style>
    <style:style style:name="T1" style:family="text">
      <style:text-properties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Diocese Museum van Vliet is the family of the Diocese of patrician Vliet.</text:span><text:line-break/><text:span text:style-name="T1">The last owner, Paulina le Fèvre de Montigny - Diocese van Vliet (1840-1923), provided in her will that the house and how they had occupied, should be preserved intact. Apparently she felt the need to design the house with his family and numerous portraits for posterity should be retained for the name of her family survived. They also had the funds, after the house to maintain.</text:span></text:p>
      <text:p text:style-name="P2">The family history starts around 1550 with Diocese Diocese in January Crimp (Krimpen aan den IJssel). The family of non-noble birth but acquired the addition of Vliet in 1755 by purchasing the remains of the lock Vliet. This addition to the property, not birth related.</text:p>
      <text:p text:style-name="P2">The sex Diocese van Vliet was a wealthy regent family whose various members influential designated roles in both local politics and in the VOC The family had possessions in North and South Holland, including polders and delights with its rights (fee, mill duty, ten drecht ). Besides the sex traders had also notables. Adriaan Diocese (1664-1728), who first settled in Haastrecht was such notary. It was he who in 1694 planted the huge red beech still behind the house.</text:p>
      <text:p text:style-name="P3"><text:span text:style-name="T1">Several members of the family had important administrative positions in Haastrecht and the surrounding area. One of the sons of Adrian, Theodore, was the Krimpenerwaard dike reeve and mayor of Haas. Several scions of the family would follow suit. </text:span><text:line-break/><text:span text:style-name="T1">Because of their possession, public functions and duties, family Diocese Vliet very influential. They not only played a major role in public and church administration, but also determined the lives of countless families in the household environment by Haas and as a tenant or employee's dependent.</text:span></text:p>
      <text:p text:style-name="P3"><text:span text:style-name="T1">In the second half of the nineteenth century the 'family business' in practice run by Paulina (picture left) and her mother, Mary Elizabeth Knogh (picture left). They kept the records not only the operating expenses, but also the income and expenditure of all property, while Father Marcellus (picture left) and husband John (picture right) their management positions and did business in Rotterdam and The Hague. After the death of her mother in 1871 Paulina did this work alone. When her husband died in 1881, lapsed its social obligations and administrative contacts as mayor, wife, what was her very badly. </text:span><text:line-break/><text:span text:style-name="T1">As a widow she built a new network and its own social status by working to pursue the social life of Haas. She took the initiative to build a new church for the Dutch progressive minded Protestants Association and supported the union financially. They also supported the development of culture and sports in the community initiatives and significant financial contributions. So she left the club house Concordia drop in 190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ane Reeve</meta:initial-creator>
    <meta:creation-date>2010-11-02T16:21:08</meta:creation-date>
    <meta:document-statistic meta:table-count="0" meta:image-count="0" meta:object-count="0" meta:page-count="1" meta:paragraph-count="5" meta:word-count="458" meta:character-count="2777"/>
    <dc:date>2010-11-02T16:21:24</dc:date>
    <dc:creator>Diane Reeve</dc:creator>
    <meta:editing-duration>PT00H00M17S</meta:editing-duration>
    <meta:editing-cycles>1</meta:editing-cycles>
    <meta:generator>OpenOffice.org/3.2$Linux OpenOffice.org_project/320m19$Build-9505</meta:generator>
  </office:meta>
</office:document-meta>
</file>